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2pt" style:font-size-asian="12pt" style:font-size-complex="12pt"/>
    </style:style>
    <style:style style:name="P4" style:family="paragraph" style:parent-style-name="Standard">
      <style:text-properties style:font-name="Envy Code R VS" fo:font-size="12pt" fo:font-style="normal" style:font-size-asian="12pt" style:font-style-asian="normal" style:font-size-complex="12pt" style:font-style-complex="normal"/>
    </style:style>
    <style:style style:name="P5"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6"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7"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8"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9"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0"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1"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2"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3" style:family="paragraph" style:parent-style-name="Standard">
      <style:paragraph-properties fo:background-color="#000000">
        <style:background-image/>
      </style:paragraph-properties>
      <style:text-properties fo:font-size="10pt" style:font-size-asian="10pt" style:font-size-complex="10pt"/>
    </style:style>
    <style:style style:name="P14"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5" style:family="paragraph" style:parent-style-name="Standard">
      <style:paragraph-properties fo:background-color="#000000" style:text-autospace="none">
        <style:background-image/>
      </style:paragraph-properties>
    </style:style>
    <style:style style:name="P16" style:family="paragraph" style:parent-style-name="Standard">
      <style:text-properties style:font-name="Envy Code R VS" fo:font-size="10pt" fo:font-style="normal" style:font-size-asian="10pt" style:font-style-asian="normal" style:font-size-complex="10pt" style:font-style-complex="normal"/>
    </style:style>
    <style:style style:name="P17"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18"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19" style:family="paragraph" style:parent-style-name="Standard">
      <style:text-properties style:font-name="Envy Code R VS" fo:font-size="12pt" fo:font-style="normal" style:font-size-asian="12pt" style:font-style-asian="normal" style:font-size-complex="12pt" style:font-style-complex="normal"/>
    </style:style>
    <style:style style:name="P20"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21"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22"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8ac6f2" style:font-name="Consolas" fo:font-size="11pt" style:font-name-asian="Consolas" style:font-size-asian="11pt" style:font-name-complex="Consolas" style:font-size-complex="11pt"/>
    </style:style>
    <style:style style:name="T3" style:family="text">
      <style:text-properties fo:color="#8ac6f2" style:font-name="Consolas" style:font-name-asian="Consolas" style:font-name-complex="Consolas"/>
    </style:style>
    <style:style style:name="T4" style:family="text">
      <style:text-properties fo:color="#8ac6f2" style:font-name="Consolas" fo:font-style="normal" style:font-name-asian="Consolas" style:font-style-asian="normal" style:font-name-complex="Consolas" style:font-style-complex="normal"/>
    </style:style>
    <style:style style:name="T5" style:family="text">
      <style:text-properties fo:color="#8ac6f2" style:font-name="Consolas" fo:font-weight="normal" style:font-name-asian="Consolas" style:font-weight-asian="normal" style:font-name-complex="Consolas" style:font-weight-complex="normal"/>
    </style:style>
    <style:style style:name="T6" style:family="text">
      <style:text-properties fo:color="#8ac6f2" style:font-name="Consolas" fo:font-size="10pt" style:font-name-asian="Consolas" style:font-size-asian="10pt" style:font-name-complex="Consolas" style:font-size-complex="10pt"/>
    </style:style>
    <style:style style:name="T7" style:family="text">
      <style:text-properties fo:color="#e8f3f6" style:font-name="Consolas" fo:font-size="11pt" style:font-name-asian="Consolas" style:font-size-asian="11pt" style:font-name-complex="Consolas" style:font-size-complex="11pt"/>
    </style:style>
    <style:style style:name="T8" style:family="text">
      <style:text-properties fo:color="#e8f3f6" style:font-name="Consolas" style:font-name-asian="Consolas" style:font-name-complex="Consolas"/>
    </style:style>
    <style:style style:name="T9" style:family="text">
      <style:text-properties fo:color="#e8f3f6" style:font-name="Consolas" fo:font-weight="normal" style:font-name-asian="Consolas" style:font-weight-asian="normal" style:font-name-complex="Consolas" style:font-weight-complex="normal"/>
    </style:style>
    <style:style style:name="T10" style:family="text">
      <style:text-properties fo:color="#e8f3f6" style:font-name="Consolas" fo:font-style="normal" style:font-name-asian="Consolas" style:font-style-asian="normal" style:font-name-complex="Consolas" style:font-style-complex="normal"/>
    </style:style>
    <style:style style:name="T11" style:family="text">
      <style:text-properties fo:color="#e8f3f6" style:font-name="Consolas" fo:font-size="10pt" style:font-name-asian="Consolas" style:font-size-asian="10pt" style:font-name-complex="Consolas" style:font-size-complex="10pt"/>
    </style:style>
    <style:style style:name="T12" style:family="text">
      <style:text-properties fo:color="#e5786d" style:font-name="Consolas" fo:font-size="11pt" style:font-name-asian="Consolas" style:font-size-asian="11pt" style:font-name-complex="Consolas" style:font-size-complex="11pt"/>
    </style:style>
    <style:style style:name="T13" style:family="text">
      <style:text-properties fo:color="#e5786d" style:font-name="Consolas" style:font-name-asian="Consolas" style:font-name-complex="Consolas"/>
    </style:style>
    <style:style style:name="T14" style:family="text">
      <style:text-properties fo:color="#e5786d" style:font-name="Consolas" fo:font-style="normal" style:font-name-asian="Consolas" style:font-style-asian="normal" style:font-name-complex="Consolas" style:font-style-complex="normal"/>
    </style:style>
    <style:style style:name="T15" style:family="text">
      <style:text-properties fo:color="#e5786d" style:font-name="Consolas" fo:font-weight="normal" style:font-name-asian="Consolas" style:font-weight-asian="normal" style:font-name-complex="Consolas" style:font-weight-complex="normal"/>
    </style:style>
    <style:style style:name="T16" style:family="text">
      <style:text-properties fo:color="#cae682" style:font-name="Consolas" style:font-name-asian="Consolas" style:font-name-complex="Consolas"/>
    </style:style>
    <style:style style:name="T17" style:family="text">
      <style:text-properties fo:color="#cae682" style:font-name="Consolas" fo:font-style="normal" style:font-name-asian="Consolas" style:font-style-asian="normal" style:font-name-complex="Consolas" style:font-style-complex="normal"/>
    </style:style>
    <style:style style:name="T18" style:family="text">
      <style:text-properties fo:color="#cae682" style:font-name="Consolas" fo:font-weight="normal" style:font-name-asian="Consolas" style:font-weight-asian="normal" style:font-name-complex="Consolas" style:font-weight-complex="normal"/>
    </style:style>
    <style:style style:name="T19"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20" style:family="text">
      <style:text-properties fo:color="#00008b" style:font-name="Consolas" fo:font-weight="bold" style:font-name-asian="Consolas" style:font-weight-asian="bold" style:font-name-complex="Consolas" style:font-weight-complex="bold"/>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color="#8b9699" style:font-name="Consolas" fo:font-size="11pt" style:font-name-asian="Consolas" style:font-size-asian="11pt" style:font-name-complex="Consolas" style:font-size-complex="11pt"/>
    </style:style>
    <style:style style:name="T24" style:family="text">
      <style:text-properties fo:color="#8b9699" style:font-name="Consolas" style:font-name-asian="Consolas" style:font-name-complex="Consolas"/>
    </style:style>
    <style:style style:name="T25" style:family="text">
      <style:text-properties fo:color="#8b9699" style:font-name="Consolas" fo:font-size="10pt" style:font-name-asian="Consolas" style:font-size-asian="10pt" style:font-name-complex="Consola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5"><text:span text:style-name="T3">namespace</text:span><text:span text:style-name="T8"> dddsample.domain.shared</text:span></text:p>
      <text:p text:style-name="P8">{</text:p>
      <text:p text:style-name="P14"><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8"><text:s text:c="4"/>{</text:p>
      <text:p text:style-name="P14"><text:span text:style-name="T8"><text:s text:c="8"/></text:span><text:span text:style-name="T3">bool</text:span><text:span text:style-name="T8"> SameValueAs(T other);</text:span></text:p>
      <text:p text:style-name="P8"><text:s text:c="4"/>}</text:p>
      <text:p text:style-name="P9">}</text:p>
      <text:p text:style-name="P1"/>
      <text:p text:style-name="P1">de forma que una clase que quiera implementar esta interface, tendira esta apariencia:</text:p>
      <text:p text:style-name="P1"/>
      <text:p text:style-name="P14"><text:span text:style-name="T3">public</text:span><text:span text:style-name="T8"> </text:span><text:span text:style-name="T3">class</text:span><text:span text:style-name="T8"> </text:span><text:span text:style-name="T16">PruebaValueObject</text:span><text:span text:style-name="T8"> : </text:span><text:span text:style-name="T13">IValueObject</text:span><text:span text:style-name="T8">&lt;</text:span><text:span text:style-name="T16">PruebaValueObject</text:span><text:span text:style-name="T8">&gt; </text:span></text:p>
      <text:p text:style-name="P8">{</text:p>
      <text:p text:style-name="P14"><text:span text:style-name="T8"><text:s text:c="4"/></text:span><text:span text:style-name="T3">public</text:span><text:span text:style-name="T8"> </text:span><text:span text:style-name="T3">bool</text:span><text:span text:style-name="T8"> SameValueAs(</text:span><text:span text:style-name="T16">PruebaValueObject</text:span><text:span text:style-name="T8"> other)</text:span></text:p>
      <text:p text:style-name="P8"><text:s text:c="4"/>{</text:p>
      <text:p text:style-name="P14"><text:span text:style-name="T8"><text:s text:c="8"/></text:span><text:span text:style-name="T3">throw</text:span><text:span text:style-name="T8"> </text:span><text:span text:style-name="T3">new</text:span><text:span text:style-name="T8"> </text:span><text:span text:style-name="T20">NotImplementedException</text:span><text:span text:style-name="T9">();</text:span></text:p>
      <text:p text:style-name="P9"><text:s text:c="4"/>}</text:p>
      <text:p text:style-name="P9">}</text:p>
      <text:p text:style-name="P1"/>
      <text:p text:style-name="P1">hasta aqui todo parece ir bien, pero sin embargo, hay algo que no acaba de encajar. Ese algo es el nombre del metodo <text:span text:style-name="T21">SameValueAs</text:span><text:span text:style-name="T22">. Pero mejor vamos paso a paso para poder entender el porque de las decisiones que estamos a punto de tomar.</text:span></text:p>
      <text:p text:style-name="P2"/>
      <text:p text:style-name="P1"><text:span text:style-name="T22">La clase </text:span><text:span text:style-name="T21">PruebaValueObject</text:span><text:span text:style-name="T22"> no sale de la nada. Si nos planteamos seguir los preceptos del BDD, es comprensible que a la hora de escribir el codigo de </text:span><text:span text:style-name="T21">IValueObject&lt;T&gt;</text:span><text:span text:style-name="T22">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21">Biblia Azul</text:span><text:span text:style-name="T22"> llamado </text:span><text:span text:style-name="T21">Intention-Revealing Interfaces</text:span><text:span text:style-name="T22">.</text:span></text:p>
      <text:p text:style-name="P2"/>
      <text:p text:style-name="P1"><text:span text:style-name="T22">Pero, ¿podemos hacer ese mismo razonamiento para </text:span><text:span text:style-name="T21">PruebaValueObject</text:span><text:span text:style-name="T22">?</text:span></text:p>
      <text:p text:style-name="P2"/>
      <text:p text:style-name="P1"><text:span text:style-name="T22">La respuesta es un NO rotundo. Hace falta esa Spec que justifique el comportamiento de <text:s/></text:span><text:span text:style-name="T21">PruebaValueObject</text:span><text:span text:style-name="T22">. Asi que, vamos a escribir esa Spec:</text:span></text:p>
      <text:p text:style-name="P2"/>
      <text:p text:style-name="P5"><text:span text:style-name="T4">public</text:span><text:span text:style-name="T10"> </text:span><text:span text:style-name="T4">class</text:span><text:span text:style-name="T10"> </text:span><text:span text:style-name="T17">concern</text:span><text:span text:style-name="T10"> : </text:span><text:span text:style-name="T17">Observes</text:span><text:span text:style-name="T10">&lt;</text:span><text:span text:style-name="T14">IValueObject</text:span><text:span text:style-name="T10">&lt;</text:span><text:span text:style-name="T17">PruebaValueObject</text:span><text:span text:style-name="T10">&gt;,</text:span><text:span text:style-name="T17">PruebaValueObject</text:span><text:span text:style-name="T10">&gt;{}</text:span></text:p>
      <text:p text:style-name="P8"/>
      <text:p text:style-name="P14"><text:span text:style-name="T3">public</text:span><text:span text:style-name="T8"> </text:span><text:span text:style-name="T3">class</text:span><text:span text:style-name="T8"> </text:span><text:span text:style-name="T16">when_asked_to_compare_two_pruebavalueobjects_that_have_the_same_value</text:span><text:span text:style-name="T8"> : </text:span><text:span text:style-name="T16">concern</text:span></text:p>
      <text:p text:style-name="P8">{</text:p>
      <text:p text:style-name="P14"><text:span text:style-name="T8"><text:s text:c="4"/></text:span><text:span text:style-name="T13">Establish</text:span><text:span text:style-name="T8"> context = () =&gt;</text:span></text:p>
      <text:p text:style-name="P8"><text:s text:c="4"/>{</text:p>
      <text:p text:style-name="P14"><text:span text:style-name="T8"><text:s text:c="8"/>the_other = </text:span><text:span text:style-name="T3">new</text:span><text:span text:style-name="T8"> </text:span><text:span text:style-name="T16">PruebaValueObject</text:span><text:span text:style-name="T8">();</text:span></text:p>
      <text:p text:style-name="P15"><text:s text:c="8"/><text:span text:style-name="T23">//</text:span><text:span text:style-name="T19">todo: le damos los valores adecuados.</text:span></text:p>
      <text:p text:style-name="P8"><text:s text:c="4"/>};</text:p>
      <text:p text:style-name="P8"/>
      <text:p text:style-name="P14"><text:span text:style-name="T8"><text:s text:c="4"/></text:span><text:span text:style-name="T13">Because</text:span><text:span text:style-name="T8"> of = () =&gt; result = sut.SameValueAs(theOther);</text:span></text:p>
      <text:p text:style-name="P8"><text:s text:c="8"/></text:p>
      <text:p text:style-name="P14"><text:span text:style-name="T8"><text:s text:c="4"/></text:span><text:span text:style-name="T13">It</text:span><text:span text:style-name="T8"> should_recognize_the_equality = () =&gt; result.ShouldEqual(</text:span><text:span text:style-name="T3">true</text:span><text:span text:style-name="T8">);</text:span></text:p>
      <text:p text:style-name="P8"><text:s text:c="8"/></text:p>
      <text:p text:style-name="P14"><text:soft-page-break/><text:span text:style-name="T8"><text:s text:c="4"/></text:span><text:span text:style-name="T3">static</text:span><text:span text:style-name="T8"> </text:span><text:span text:style-name="T3">bool</text:span><text:span text:style-name="T8"> result;</text:span></text:p>
      <text:p text:style-name="P14"><text:span text:style-name="T8"><text:s text:c="4"/></text:span><text:span text:style-name="T3">static</text:span><text:span text:style-name="T8"> </text:span><text:span text:style-name="T16">PruebaValueObject</text:span><text:span text:style-name="T8"> theOther;</text:span></text:p>
      <text:p text:style-name="P8">}</text:p>
      <text:p text:style-name="P2"/>
      <text:p text:style-name="P2">Sin entrar en demasiados detalles que no son importantes para nuestro razonamiento (en concreto los relativos al incompleto bloque ESTABLISH), debemos fijarnos en:</text:p>
      <text:p text:style-name="P2"/>
      <text:p text:style-name="P6"><text:span text:style-name="T14">Because</text:span><text:span text:style-name="T10"> of = () =&gt; result = sut.SameValueAs(theOther);</text:span></text:p>
      <text:p text:style-name="P2"/>
      <text:p text:style-name="P1"><text:span text:style-name="T22">que es donde ejecutamos el </text:span><text:span text:style-name="T21">System Under Test</text:span><text:span text:style-name="T22">.</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1">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0">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2274311" text:style-name="L1">
        <text:list-item>
          <text:p text:style-name="P17">metodos</text:p>
        </text:list-item>
        <text:list-item>
          <text:p text:style-name="P17">propiedades</text:p>
        </text:list-item>
        <text:list-item>
          <text:p text:style-name="P17">eventos</text:p>
        </text:list-item>
        <text:list-item>
          <text:p text:style-name="P17">variables locales</text:p>
        </text:list-item>
        <text:list-item>
          <text:p text:style-name="P17">constantes locales</text:p>
        </text:list-item>
        <text:list-item>
          <text:p text:style-name="P17">parametros</text:p>
        </text:list-item>
        <text:list-item>
          <text:p text:style-name="P17">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5"><text:span text:style-name="T13">Because</text:span><text:span text:style-name="T8"> of = () =&gt; result = sut.has_the_same_value_as(the_other);</text:span></text:p>
      <text:p text:style-name="P1"/>
      <text:p text:style-name="P2">version mas legible, en nuestra humilde opinion.</text:p>
      <text:p text:style-name="P2"/>
      <text:p text:style-name="P2">En el contexto de la Spec:</text:p>
      <text:p text:style-name="P2"/>
      <text:p text:style-name="P7"><text:span text:style-name="T3">public</text:span><text:span text:style-name="T8"> </text:span><text:span text:style-name="T3">class</text:span><text:span text:style-name="T8"> </text:span><text:span text:style-name="T16">concern</text:span><text:span text:style-name="T8"> : </text:span><text:span text:style-name="T16">Observes</text:span><text:span text:style-name="T8">&lt;</text:span><text:span text:style-name="T13">IValueObject</text:span><text:span text:style-name="T8">&lt;</text:span><text:span text:style-name="T16">PruebaValueObject</text:span><text:span text:style-name="T8">&gt;,</text:span><text:span text:style-name="T16">PruebaValueObject</text:span><text:span text:style-name="T8">&gt;{}</text:span></text:p>
      <text:p text:style-name="P8"/>
      <text:p text:style-name="P14"><text:span text:style-name="T3">public</text:span><text:span text:style-name="T8"> </text:span><text:span text:style-name="T3">class</text:span><text:span text:style-name="T8"> </text:span><text:span text:style-name="T16">when_asked_to_compare_two_pruebavalueobjects_that_have_the_same_value</text:span><text:span text:style-name="T8"> : </text:span><text:span text:style-name="T16">concern</text:span></text:p>
      <text:p text:style-name="P8">{</text:p>
      <text:p text:style-name="P14"><text:span text:style-name="T8"><text:s text:c="4"/></text:span><text:span text:style-name="T13">Establish</text:span><text:span text:style-name="T8"> context = () =&gt;</text:span></text:p>
      <text:p text:style-name="P8"><text:s text:c="4"/>{</text:p>
      <text:p text:style-name="P14"><text:span text:style-name="T8"><text:s text:c="8"/>the_other = </text:span><text:span text:style-name="T3">new</text:span><text:span text:style-name="T8"> </text:span><text:span text:style-name="T16">PruebaValueObject</text:span><text:span text:style-name="T8">();</text:span></text:p>
      <text:p text:style-name="P14"><text:span text:style-name="T8"><text:s text:c="8"/></text:span><text:span text:style-name="T24">//</text:span><text:span text:style-name="T20">todo: le damos los valores adecuados.</text:span></text:p>
      <text:p text:style-name="P9"><text:s text:c="4"/>};</text:p>
      <text:p text:style-name="P9"/>
      <text:p text:style-name="P14"><text:span text:style-name="T9"><text:s text:c="4"/></text:span><text:span text:style-name="T15">Because</text:span><text:span text:style-name="T9"> of = () =&gt; result = sut.has_the_same_value_as(the_other);</text:span></text:p>
      <text:p text:style-name="P9"><text:s text:c="8"/></text:p>
      <text:p text:style-name="P14"><text:soft-page-break/><text:span text:style-name="T9"><text:s text:c="4"/></text:span><text:span text:style-name="T15">It</text:span><text:span text:style-name="T9"> should_recognize_the_equality = () =&gt; result.ShouldEqual(</text:span><text:span text:style-name="T5">true</text:span><text:span text:style-name="T9">);</text:span></text:p>
      <text:p text:style-name="P9"><text:s text:c="8"/></text:p>
      <text:p text:style-name="P14"><text:span text:style-name="T9"><text:s text:c="4"/></text:span><text:span text:style-name="T5">static</text:span><text:span text:style-name="T9"> </text:span><text:span text:style-name="T5">bool</text:span><text:span text:style-name="T9"> result;</text:span></text:p>
      <text:p text:style-name="P14"><text:span text:style-name="T9"><text:s text:c="4"/></text:span><text:span text:style-name="T5">static</text:span><text:span text:style-name="T9"> </text:span><text:span text:style-name="T18">PruebaValueObject</text:span><text:span text:style-name="T9"> the_other;</text:span></text:p>
      <text:p text:style-name="P9">}</text:p>
      <text:p text:style-name="P1"/>
      <text:p text:style-name="P1">Por lo tanto, retomando el argumento original que nos llevo a cuestionarnos el nombre del metodo <text:span text:style-name="T21">SameValueAs</text:span> de la interface <text:span text:style-name="T21">IValueObject&lt;T&gt;</text:span>, el resultado final seria algo asi:</text:p>
      <text:p text:style-name="P1"/>
      <text:p text:style-name="P5"><text:span text:style-name="T3">namespace</text:span><text:span text:style-name="T8"> dddsample.domain.shared</text:span></text:p>
      <text:p text:style-name="P8">{</text:p>
      <text:p text:style-name="P14"><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8"><text:s text:c="4"/>{</text:p>
      <text:p text:style-name="P14"><text:span text:style-name="T8"><text:s text:c="8"/></text:span><text:span text:style-name="T3">bool</text:span><text:span text:style-name="T8"> has_the_same_value_as(T the_other);</text:span></text:p>
      <text:p text:style-name="P8"><text:s text:c="4"/>}</text:p>
      <text:p text:style-name="P8">}</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5"><text:span text:style-name="T3">public</text:span><text:span text:style-name="T8"> </text:span><text:span text:style-name="T3">bool</text:span><text:span text:style-name="T8"> Equals(</text:span><text:span text:style-name="T3">object</text:span><text:span text:style-name="T8"> obj) {}</text:span></text:p>
      <text:p text:style-name="P1"/>
      <text:p text:style-name="P1">Pero esa es una cuestion diferente a la aqui planteada.</text:p>
      <text:p text:style-name="P1"/>
      <text:p text:style-name="P1">TODO: ¿Que aproximacion utiliza el CodeCampServer?</text:p>
      <text:p text:style-name="P1"/>
      <text:p text:style-name="P3"><text:span text:style-name="T1">Completando la Interface IValueObject&lt;T&gt;</text:span>:</text:p>
      <text:p text:style-name="P1"/>
      <text:p text:style-name="P1">Completamos la interface IValueObject&lt;T&gt; con un nuevo metodo que permita la copia del mismo.</text:p>
      <text:p text:style-name="P1"/>
      <text:p text:style-name="P5"><text:span text:style-name="T3">namespace</text:span><text:span text:style-name="T8"> dddsample.domain.shared</text:span></text:p>
      <text:p text:style-name="P8">{</text:p>
      <text:p text:style-name="P14"><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8"><text:s text:c="4"/>{</text:p>
      <text:p text:style-name="P14"><text:span text:style-name="T8"><text:s text:c="8"/></text:span><text:span text:style-name="T3">bool</text:span><text:span text:style-name="T8"> has_the_same_value_as(T the_other);</text:span></text:p>
      <text:p text:style-name="P8"><text:s text:c="8"/>T copy_into_this();</text:p>
      <text:p text:style-name="P8"><text:s text:c="4"/>}</text:p>
      <text:p text:style-name="P8">}</text:p>
      <text:p text:style-name="P1"/>
      <text:p text:style-name="P1">Nuevamente, destacar la utilizacion del formato "all_lower", a la hora de nombrar el metodo <text:span text:style-name="T21">copy_into_this()</text:span><text:span text:style-name="T22">.</text:span></text:p>
      <text:p text:style-name="P2"/>
      <text:p text:style-name="P2">Con esto finalizamos el codigo necesario para definir un DDD_Value_Object:</text:p>
      <text:p text:style-name="P2"/>
      <text:list xml:id="list32287581" text:style-name="L2">
        <text:list-item>
          <text:p text:style-name="P18">Debe proveernos de un mecanismo para averiguar si dos DDD_Value_Objects son iguales (y los son si almacenan el mismo valor).</text:p>
        </text:list-item>
        <text:list-item>
          <text:p text:style-name="P18">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13"><text:span text:style-name="T4">namespace</text:span><text:span text:style-name="T10"> dddsample.domain.shared</text:span></text:p>
      <text:p text:style-name="P8">{</text:p>
      <text:p text:style-name="P14"><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8"><text:s text:c="4"/>{</text:p>
      <text:p text:style-name="P14"><text:span text:style-name="T8"><text:s text:c="8"/></text:span><text:span text:style-name="T3">///</text:span><text:span text:style-name="T24"> </text:span><text:span text:style-name="T3">&lt;summary&gt;</text:span></text:p>
      <text:p text:style-name="P15"><text:span text:style-name="T11"><text:s text:c="8"/></text:span><text:span text:style-name="T6">///</text:span><text:span text:style-name="T25"> Value objects compare by the values of their attributes,</text:span></text:p>
      <text:p text:style-name="P15"><text:span text:style-name="T25"><text:s text:c="8"/></text:span><text:span text:style-name="T6">///</text:span><text:span text:style-name="T25"> they don't have an identity.</text:span></text:p>
      <text:p text:style-name="P14"><text:span text:style-name="T8"><text:s text:c="8"/></text:span><text:span text:style-name="T3">///</text:span><text:span text:style-name="T24"> </text:span><text:span text:style-name="T3">&lt;/summary&gt;</text:span></text:p>
      <text:p text:style-name="P14"><text:span text:style-name="T8"><text:s text:c="8"/></text:span><text:span text:style-name="T3">///</text:span><text:span text:style-name="T24"> </text:span><text:span text:style-name="T3">&lt;param name=</text:span><text:span text:style-name="T13">"the_other"</text:span><text:span text:style-name="T3">&gt;</text:span><text:span text:style-name="T24">The other value object.</text:span><text:span text:style-name="T3">&lt;/param&gt;</text:span></text:p>
      <text:p text:style-name="P14"><text:span text:style-name="T8"><text:s text:c="8"/></text:span><text:span text:style-name="T3">///</text:span><text:span text:style-name="T24"> </text:span><text:span text:style-name="T3">&lt;returns&gt;&lt;code&gt;</text:span><text:span text:style-name="T24">true</text:span><text:span text:style-name="T3">&lt;/code&gt;</text:span><text:span text:style-name="T24"> if the given value object's and</text:span></text:p>
      <text:p text:style-name="P14"><text:span text:style-name="T3"><text:s text:c="8"/>///</text:span><text:span text:style-name="T24"> this value object's attributes are the same.</text:span><text:span text:style-name="T3">&lt;/returns&gt;</text:span></text:p>
      <text:p text:style-name="P14"><text:span text:style-name="T8"><text:s text:c="8"/></text:span><text:span text:style-name="T3">bool</text:span><text:span text:style-name="T8"> has_the_same_value_as(T the_other);</text:span></text:p>
      <text:p text:style-name="P8"><text:s text:c="8"/></text:p>
      <text:p text:style-name="P14"><text:span text:style-name="T8"><text:s text:c="8"/></text:span><text:span text:style-name="T3">///</text:span><text:span text:style-name="T24"> </text:span><text:span text:style-name="T3">&lt;summary&gt;</text:span></text:p>
      <text:p text:style-name="P14"><text:span text:style-name="T8"><text:s text:c="8"/></text:span><text:span text:style-name="T3">///</text:span><text:span text:style-name="T24"> Value objects can be freely copied.</text:span></text:p>
      <text:p text:style-name="P14"><text:span text:style-name="T8"><text:s text:c="8"/></text:span><text:span text:style-name="T3">///</text:span><text:span text:style-name="T24"> </text:span><text:span text:style-name="T3">&lt;/summary&gt;</text:span></text:p>
      <text:p text:style-name="P14"><text:span text:style-name="T8"><text:s text:c="8"/></text:span><text:span text:style-name="T3">///</text:span><text:span text:style-name="T24"> </text:span><text:span text:style-name="T3">&lt;returns&gt;</text:span><text:span text:style-name="T24">A safe, deep copy of this value object.</text:span><text:span text:style-name="T3">&lt;/returns&gt;</text:span></text:p>
      <text:p text:style-name="P8"><text:s text:c="8"/>T copy_into_this();</text:p>
      <text:p text:style-name="P8"><text:s text:c="4"/>}</text:p>
      <text:p text:style-name="P8">}</text:p>
      <text:p text:style-name="P2"/>
      <text:p text:style-name="P5"><text:span text:style-name="T3">namespace</text:span><text:span text:style-name="T8"> dddsample.domain.shared</text:span></text:p>
      <text:p text:style-name="P8">{</text:p>
      <text:p text:style-name="P14"><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8"><text:s text:c="4"/>{</text:p>
      <text:p text:style-name="P14"><text:span text:style-name="T8"><text:s text:c="8"/></text:span><text:span text:style-name="T3">bool</text:span><text:span text:style-name="T8"> has_the_same_value_as(T the_other);</text:span></text:p>
      <text:p text:style-name="P8"><text:s text:c="8"/>T copy_into_this();</text:p>
      <text:p text:style-name="P8"><text:s text:c="4"/>}</text:p>
      <text:p text:style-name="P12">}</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4"><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7"><text:span text:style-name="T3">namespace</text:span><text:span text:style-name="T8"> dddsample.domain.shared</text:span></text:p>
      <text:p text:style-name="P8">{</text:p>
      <text:p text:style-name="P14"><text:span text:style-name="T8"><text:s text:c="4"/></text:span><text:span text:style-name="T3">public</text:span><text:span text:style-name="T8"> </text:span><text:span text:style-name="T3">interface</text:span><text:span text:style-name="T8"> </text:span><text:span text:style-name="T13">IEntity</text:span><text:span text:style-name="T8">&lt;T, ID&gt;</text:span></text:p>
      <text:p text:style-name="P8"><text:s text:c="4"/>{</text:p>
      <text:p text:style-name="P14"><text:span text:style-name="T8"><text:s text:c="8"/></text:span><text:span text:style-name="T3">///</text:span><text:span text:style-name="T24"> </text:span><text:span text:style-name="T3">&lt;summary&gt;</text:span></text:p>
      <text:p text:style-name="P14"><text:span text:style-name="T8"><text:s text:c="8"/></text:span><text:span text:style-name="T3">///</text:span><text:span text:style-name="T24"> Entities compare by identity, not by attributes.</text:span></text:p>
      <text:p text:style-name="P14"><text:span text:style-name="T8"><text:s text:c="8"/></text:span><text:span text:style-name="T3">///</text:span><text:span text:style-name="T24"> </text:span><text:span text:style-name="T3">&lt;/summary&gt;</text:span></text:p>
      <text:p text:style-name="P14"><text:span text:style-name="T8"><text:s text:c="8"/></text:span><text:span text:style-name="T3">///</text:span><text:span text:style-name="T24"> </text:span><text:span text:style-name="T3">&lt;param name=</text:span><text:span text:style-name="T13">"the_other"</text:span><text:span text:style-name="T3">&gt;</text:span><text:span text:style-name="T24">The other entity.</text:span><text:span text:style-name="T3">&lt;/param&gt;</text:span></text:p>
      <text:p text:style-name="P14"><text:span text:style-name="T8"><text:s text:c="8"/></text:span><text:span text:style-name="T3">///</text:span><text:span text:style-name="T24"> </text:span><text:span text:style-name="T3">&lt;returns&gt;&lt;code&gt;</text:span><text:span text:style-name="T24">true</text:span><text:span text:style-name="T3">&lt;/code&gt;</text:span><text:span text:style-name="T24"> if the identities are the same,</text:span></text:p>
      <text:p text:style-name="P14"><text:span text:style-name="T8"><text:s text:c="8"/></text:span><text:span text:style-name="T3">///</text:span><text:span text:style-name="T24"> regardles of other attributes.</text:span><text:span text:style-name="T3">&lt;/returns&gt;</text:span></text:p>
      <text:p text:style-name="P14"><text:span text:style-name="T8"><text:s text:c="8"/></text:span><text:span text:style-name="T3">bool</text:span><text:span text:style-name="T8"> has_the_same_identity_as(T the_other);</text:span></text:p>
      <text:p text:style-name="P8"/>
      <text:p text:style-name="P14"><text:span text:style-name="T8"><text:s text:c="8"/></text:span><text:span text:style-name="T3">///</text:span><text:span text:style-name="T24"> </text:span><text:span text:style-name="T3">&lt;summary&gt;</text:span></text:p>
      <text:p text:style-name="P14"><text:soft-page-break/><text:span text:style-name="T8"><text:s text:c="8"/></text:span><text:span text:style-name="T3">///</text:span><text:span text:style-name="T24"> Entities have an identity.</text:span></text:p>
      <text:p text:style-name="P14"><text:span text:style-name="T8"><text:s text:c="8"/></text:span><text:span text:style-name="T3">///</text:span><text:span text:style-name="T24"> </text:span><text:span text:style-name="T3">&lt;/summary&gt;</text:span></text:p>
      <text:p text:style-name="P14"><text:span text:style-name="T8"><text:s text:c="8"/></text:span><text:span text:style-name="T3">///</text:span><text:span text:style-name="T24"> </text:span><text:span text:style-name="T3">&lt;returns&gt;</text:span><text:span text:style-name="T24">The identity of this entity.</text:span><text:span text:style-name="T3">&lt;/returns&gt;</text:span></text:p>
      <text:p text:style-name="P8"><text:s text:c="8"/>ID identity();</text:p>
      <text:p text:style-name="P8"><text:s text:c="4"/>}</text:p>
      <text:p text:style-name="P8">}</text:p>
      <text:p text:style-name="P2"/>
      <text:p text:style-name="P2">La novedad, en este caso, seria ese metodo <text:span text:style-name="T21">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21">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4"><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7"><text:span text:style-name="T3">namespace</text:span><text:span text:style-name="T8"> dddsample.domain.shared</text:span></text:p>
      <text:p text:style-name="P21">{</text:p>
      <text:p text:style-name="P22"><text:span text:style-name="T8"><text:s text:c="4"/></text:span><text:span text:style-name="T3">///</text:span><text:span text:style-name="T24"> </text:span><text:span text:style-name="T3">&lt;summary&gt;</text:span></text:p>
      <text:p text:style-name="P22"><text:span text:style-name="T8"><text:s text:c="4"/></text:span><text:span text:style-name="T3">///</text:span><text:span text:style-name="T24"> A domain event is something that is unique, but does not have a lifecycle.</text:span></text:p>
      <text:p text:style-name="P22"><text:span text:style-name="T8"><text:s text:c="4"/></text:span><text:span text:style-name="T3">///</text:span><text:span text:style-name="T24"> The identity may be explicit, for example the sequence number of a payment, </text:span></text:p>
      <text:p text:style-name="P22"><text:span text:style-name="T8"><text:s text:c="4"/></text:span><text:span text:style-name="T3">///</text:span><text:span text:style-name="T24"> or it could be derived from various aspects of the event such as </text:span></text:p>
      <text:p text:style-name="P22"><text:span text:style-name="T8"><text:s text:c="4"/></text:span><text:span text:style-name="T3">///</text:span><text:span text:style-name="T24"> where, when and what has happened.</text:span></text:p>
      <text:p text:style-name="P22"><text:span text:style-name="T8"><text:s text:c="4"/></text:span><text:span text:style-name="T3">///</text:span><text:span text:style-name="T24"> </text:span><text:span text:style-name="T3">&lt;/summary&gt;</text:span></text:p>
      <text:p text:style-name="P22"><text:span text:style-name="T8"><text:s text:c="4"/></text:span><text:span text:style-name="T3">///</text:span><text:span text:style-name="T24"> </text:span><text:span text:style-name="T3">&lt;typeparam name=</text:span><text:span text:style-name="T13">"T"</text:span><text:span text:style-name="T3">&gt;&lt;/typeparam&gt;</text:span></text:p>
      <text:p text:style-name="P22"><text:span text:style-name="T8"><text:s text:c="4"/></text:span><text:span text:style-name="T3">public</text:span><text:span text:style-name="T8"> </text:span><text:span text:style-name="T3">interface</text:span><text:span text:style-name="T8"> </text:span><text:span text:style-name="T13">IDomainEvent</text:span><text:span text:style-name="T8">&lt;T&gt;</text:span></text:p>
      <text:p text:style-name="P21"><text:s text:c="4"/>{</text:p>
      <text:p text:style-name="P22"><text:span text:style-name="T8"><text:s text:c="8"/></text:span><text:span text:style-name="T3">///</text:span><text:span text:style-name="T24"> </text:span><text:span text:style-name="T3">&lt;summary&gt;</text:span></text:p>
      <text:p text:style-name="P22"><text:span text:style-name="T8"><text:s text:c="8"/></text:span><text:span text:style-name="T3">///</text:span><text:span text:style-name="T24"> </text:span></text:p>
      <text:p text:style-name="P22"><text:span text:style-name="T8"><text:s text:c="8"/></text:span><text:span text:style-name="T3">///</text:span><text:span text:style-name="T24"> </text:span><text:span text:style-name="T3">&lt;/summary&gt;</text:span></text:p>
      <text:p text:style-name="P22"><text:soft-page-break/><text:span text:style-name="T8"><text:s text:c="8"/></text:span><text:span text:style-name="T3">///</text:span><text:span text:style-name="T24"> </text:span><text:span text:style-name="T3">&lt;param name=</text:span><text:span text:style-name="T13">"the_other_event"</text:span><text:span text:style-name="T3">&gt;</text:span><text:span text:style-name="T24">The other domain event.</text:span><text:span text:style-name="T3">&lt;/param&gt;</text:span></text:p>
      <text:p text:style-name="P22"><text:span text:style-name="T8"><text:s text:c="8"/></text:span><text:span text:style-name="T3">///</text:span><text:span text:style-name="T24"> </text:span><text:span text:style-name="T3">&lt;returns&gt;&lt;code&gt;</text:span><text:span text:style-name="T24">true</text:span><text:span text:style-name="T3">&lt;/code&gt;</text:span><text:span text:style-name="T24"> if the given domain event </text:span></text:p>
      <text:p text:style-name="P22"><text:span text:style-name="T8"><text:s text:c="8"/></text:span><text:span text:style-name="T3">///</text:span><text:span text:style-name="T24"> and this event are regarded as being the same event.</text:span><text:span text:style-name="T3">&lt;/returns&gt;</text:span></text:p>
      <text:p text:style-name="P22"><text:span text:style-name="T8"><text:s text:c="8"/></text:span><text:span text:style-name="T3">bool</text:span><text:span text:style-name="T8"> is_the_same_event_as(T the_other_event);</text:span></text:p>
      <text:p text:style-name="P21"><text:s text:c="4"/>}</text:p>
      <text:p text:style-name="P21">}</text:p>
      <text:p text:style-name="P2"/>
      <text:p text:style-name="P2">TODO: Te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28M10S</meta:editing-duration>
    <meta:editing-cycles>10</meta:editing-cycles>
    <meta:generator>OpenOffice.org/3.2$Win32 OpenOffice.org_project/320m12$Build-9483</meta:generator>
    <dc:date>2010-06-04T12:32:16.38</dc:date>
    <meta:document-statistic meta:table-count="0" meta:image-count="0" meta:object-count="0" meta:page-count="6" meta:paragraph-count="187" meta:word-count="1717" meta:character-count="12094"/>
    <meta:user-defined meta:name="Info 1"/>
    <meta:user-defined meta:name="Info 2"/>
    <meta:user-defined meta:name="Info 3"/>
    <meta:user-defined meta:name="Info 4"/>
  </office:meta>
</office:document-meta>
</file>